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Tests.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outerFunctionTests.handlerMethod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Tests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outerFunctionTests.andOth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uterFunctionTests.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uterFunctionTests.andRo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